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29in" table:align="left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8368in"/>
    </style:style>
    <style:style style:name="Table1.H" style:family="table-column">
      <style:table-column-properties style:column-width="0.7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e5e"/>
    </style:style>
    <style:style style:name="P2" style:family="paragraph" style:parent-style-name="Standard">
      <style:text-properties officeooo:rsid="00192e5e" officeooo:paragraph-rsid="00192e5e"/>
    </style:style>
    <style:style style:name="P3" style:family="paragraph" style:parent-style-name="Standard">
      <style:text-properties officeooo:rsid="00192e5e" officeooo:paragraph-rsid="001c3ead"/>
    </style:style>
    <style:style style:name="P4" style:family="paragraph" style:parent-style-name="Standard">
      <style:text-properties officeooo:paragraph-rsid="001c3ea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c3ead" officeooo:paragraph-rsid="001c3ead"/>
    </style:style>
    <style:style style:name="P7" style:family="paragraph" style:parent-style-name="Table_20_Contents">
      <style:text-properties officeooo:rsid="001c3ead" officeooo:paragraph-rsid="001c3ead"/>
    </style:style>
    <style:style style:name="P8" style:family="paragraph" style:parent-style-name="Table_20_Contents">
      <style:text-properties officeooo:rsid="001d6f17" officeooo:paragraph-rsid="001d6f17"/>
    </style:style>
    <style:style style:name="P9" style:family="paragraph" style:parent-style-name="Table_20_Contents">
      <style:text-properties officeooo:rsid="001e6f5f" officeooo:paragraph-rsid="001e6f5f"/>
    </style:style>
    <style:style style:name="P10" style:family="paragraph" style:parent-style-name="Table_20_Contents">
      <style:text-properties officeooo:rsid="00208796" officeooo:paragraph-rsid="00208796"/>
    </style:style>
    <style:style style:name="P11" style:family="paragraph" style:parent-style-name="Table_20_Contents">
      <style:text-properties officeooo:rsid="00224827" officeooo:paragraph-rsid="00224827"/>
    </style:style>
    <style:style style:name="P12" style:family="paragraph" style:parent-style-name="Standard" style:list-style-name="L1">
      <style:text-properties officeooo:rsid="00192e5e" officeooo:paragraph-rsid="001c3ead"/>
    </style:style>
    <style:style style:name="P13" style:family="paragraph" style:parent-style-name="Standard" style:list-style-name="L2">
      <style:text-properties officeooo:rsid="00192e5e" officeooo:paragraph-rsid="001c3ead"/>
    </style:style>
    <style:style style:name="T1" style:family="text">
      <style:text-properties officeooo:rsid="001c3ead"/>
    </style:style>
    <style:style style:name="T2" style:family="text">
      <style:text-properties officeooo:rsid="001e6f5f"/>
    </style:style>
    <style:style style:name="T3" style:family="text">
      <style:text-properties officeooo:rsid="00202207"/>
    </style:style>
    <style:style style:name="T4" style:family="text">
      <style:text-properties officeooo:rsid="00208796"/>
    </style:style>
    <style:style style:name="T5" style:family="text">
      <style:text-properties officeooo:rsid="00235a4d"/>
    </style:style>
    <style:style style:name="T6" style:family="text">
      <style:text-properties officeooo:rsid="0023d4d1"/>
    </style:style>
    <style:style style:name="T7" style:family="text">
      <style:text-properties officeooo:rsid="00245ba5"/>
    </style:style>
    <style:style style:name="T8" style:family="text">
      <style:text-properties officeooo:rsid="00246065"/>
    </style:style>
    <style:style style:name="T9" style:family="text">
      <style:text-properties officeooo:rsid="002648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ADRILATERALS <text:span text:style-name="T1">-I</text:span></text:p>
      <text:p text:style-name="P1"/>
      <text:p text:style-name="P2"/>
      <text:p text:style-name="P6">I. <text:s/>Place 'y' or 'n' accordingly.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Parallelogram</text:p>
          </table:table-cell>
          <table:table-cell table:style-name="Table1.A1" office:value-type="string">
            <text:p text:style-name="P7">Rectangle</text:p>
          </table:table-cell>
          <table:table-cell table:style-name="Table1.A1" office:value-type="string">
            <text:p text:style-name="P7">Rhombus</text:p>
          </table:table-cell>
          <table:table-cell table:style-name="Table1.A1" office:value-type="string">
            <text:p text:style-name="P7">Square</text:p>
          </table:table-cell>
          <table:table-cell table:style-name="Table1.A1" office:value-type="string">
            <text:p text:style-name="P7">Trapezium with non parallel sides equal</text:p>
          </table:table-cell>
          <table:table-cell table:style-name="Table1.A1" office:value-type="string">
            <text:p text:style-name="P7">Trapezium</text:p>
          </table:table-cell>
          <table:table-cell table:style-name="Table1.H1" office:value-type="string">
            <text:p text:style-name="P7">Kite</text:p>
          </table:table-cell>
        </table:table-row>
        <table:table-row>
          <table:table-cell table:style-name="Table1.A2" office:value-type="string">
            <text:p text:style-name="P7">Opposite sides parallel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n</text:p>
          </table:table-cell>
          <table:table-cell table:style-name="Table1.H2" office:value-type="string">
            <text:p text:style-name="P8">n</text:p>
          </table:table-cell>
        </table:table-row>
        <table:table-row>
          <table:table-cell table:style-name="Table1.A2" office:value-type="string">
            <text:p text:style-name="P7">Opposite sides equal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10">n</text:p>
          </table:table-cell>
          <table:table-cell table:style-name="Table1.H2" office:value-type="string">
            <text:p text:style-name="P8">n</text:p>
          </table:table-cell>
        </table:table-row>
        <table:table-row>
          <table:table-cell table:style-name="Table1.A2" office:value-type="string">
            <text:p text:style-name="P7">opposite angles equal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n</text:p>
          </table:table-cell>
          <table:table-cell table:style-name="Table1.H2" office:value-type="string">
            <text:p text:style-name="P10">n</text:p>
          </table:table-cell>
        </table:table-row>
        <table:table-row>
          <table:table-cell table:style-name="Table1.A2" office:value-type="string">
            <text:p text:style-name="P7">Diagonals forms congruent triangles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n</text:p>
          </table:table-cell>
          <table:table-cell table:style-name="Table1.H2" office:value-type="string">
            <text:p text:style-name="P10">n</text:p>
          </table:table-cell>
        </table:table-row>
        <table:table-row>
          <table:table-cell table:style-name="Table1.A2" office:value-type="string">
            <text:p text:style-name="P7">Diagonals bisect each other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7">Diagonals are perpendicular</text:p>
          </table:table-cell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Table_20_Contents"><text:s/><text:span text:style-name="T2">y</text:span></text:p>
          </table:table-cell>
        </table:table-row>
        <table:table-row>
          <table:table-cell table:style-name="Table1.A2" office:value-type="string">
            <text:p text:style-name="P7">Diagonals are equa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7">Diagonals bisect opposite angles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P11">n</text:p>
          </table:table-cell>
        </table:table-row>
        <table:table-row>
          <table:table-cell table:style-name="Table1.A2" office:value-type="string">
            <text:p text:style-name="P7">All angles are right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7">All sides are equa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n</text:p>
          </table:table-cell>
          <table:table-cell table:style-name="Table1.H2" office:value-type="string">
            <text:p text:style-name="P9">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<text:span text:style-name="T1">II. <text:s/></text:span>Fill in the blanks:</text:p>
      <text:p text:style-name="P4"/>
      <text:list xml:id="list8103451006061475687" text:style-name="L1">
        <text:list-item>
          <text:p text:style-name="P12">If the diagonals of a quadrilateral bisect each other at right angles, it will be a <text:s/>__<text:span text:style-name="T5">rombus</text:span>______.</text:p>
        </text:list-item>
        <text:list-item>
          <text:p text:style-name="P12">The angles of a quadrilateral ABCD taken in an order are in the ratio 3:7:6:4. Then ABCD is a __<text:span text:style-name="T5">trapizium</text:span>________.</text:p>
        </text:list-item>
        <text:list-item>
          <text:p text:style-name="P12">The number of diagonals in a polygon of n sides is <text:s/>_<text:span text:style-name="T5">n*(n-3)/2</text:span>____.</text:p>
        </text:list-item>
        <text:list-item>
          <text:p text:style-name="P12">The polygon in which sum of all exterior angles is equal to the sum of interior angles is called ___<text:span text:style-name="T5">quadrilatetral</text:span>_____________.</text:p>
        </text:list-item>
        <text:list-item>
          <text:p text:style-name="P12">If the sum of interior angles is double the sum of exterior angles taken in an order of a polygon, then it is a ___<text:span text:style-name="T5">hexagun</text:span>________.</text:p>
        </text:list-item>
        <text:list-item>
          <text:p text:style-name="P12">In trapezium ABCD with AB || CD, if angle A = 100 degrees, then angle D = __<text:span text:style-name="T8">80</text:span>_____.</text:p>
        </text:list-item>
        <text:list-item>
          <text:p text:style-name="P12">A quadrilateral can be constructed uniquely if its three sides and __<text:span text:style-name="T7">two</text:span>______angles are given.</text:p>
        </text:list-item>
        <text:list-item>
          <text:p text:style-name="P12">__<text:span text:style-name="T7">five</text:span>______ measurements can determine a quadrilateral uniquely.</text:p>
        </text:list-item>
        <text:list-item>
          <text:p text:style-name="P12">The measure of each angle of a regular pentagon is ___<text:span text:style-name="T6">108</text:span>______.</text:p>
        </text:list-item>
        <text:list-item>
          <text:p text:style-name="P12">The sum of interior angles of a polygon of n sides <text:s/>is _<text:span text:style-name="T6">2*(n-2)</text:span>____ right angles. </text:p>
        </text:list-item>
      </text:list>
      <text:p text:style-name="P3"/>
      <text:p text:style-name="P3"/>
      <text:p text:style-name="P3"/>
      <text:p text:style-name="P3"/>
      <text:p text:style-name="P3"><text:span text:style-name="T1">III. <text:s text:c="2"/></text:span>Say true or false:</text:p>
      <text:p text:style-name="P3"/>
      <text:list xml:id="list8547497461940026248" text:style-name="L2">
        <text:list-item>
          <text:p text:style-name="P13">Every rhombus is a kite. <text:span text:style-name="T9">true</text:span></text:p>
        </text:list-item>
        <text:list-item>
          <text:p text:style-name="P13">Every parallelogram is a trapezuim. <text:s/><text:span text:style-name="T3">true</text:span></text:p>
        </text:list-item>
        <text:list-item>
          <text:p text:style-name="P13">Every kite is a trapeqium. <text:s text:c="3"/><text:span text:style-name="T9">false</text:span></text:p>
        </text:list-item>
        <text:list-item>
          <text:p text:style-name="P13">Every rectangle is a parallelogram. <text:s text:c="2"/><text:span text:style-name="T9">true</text:span></text:p>
        </text:list-item>
        <text:list-item>
          <text:p text:style-name="P13">Every kite is a parallelogram. <text:s/><text:span text:style-name="T3">false</text:span></text:p>
        </text:list-item>
        <text:list-item>
          <text:p text:style-name="P13">Diagonals of a rectangle are perpendicular to each other. <text:s text:c="2"/><text:span text:style-name="T3">false</text:span></text:p>
        </text:list-item>
        <text:list-item>
          <text:p text:style-name="P13">For constructing a unique parallelogram, lengths of only two sides should be given. <text:span text:style-name="T3">false</text:span></text:p>
        </text:list-item>
        <text:list-item>
          <text:p text:style-name="P13">A triangle is not a polygon. <text:s text:c="2"/><text:span text:style-name="T4">false</text:span></text:p>
        </text:list-item>
        <text:list-item>
          <text:p text:style-name="P13">The interior angles of a triangle are in the ratio 1:2:3, then the ratio of its exterior angles is 3:2:1. <text:s text:c="2"/><text:span text:style-name="T9">false</text:span></text:p>
        </text:list-item>
        <text:list-item>
          <text:p text:style-name="P13">A quadrilateral can be drawn if only measuresof four sides are given. <text:s/><text:span text:style-name="T9">false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50:11.902352515</meta:creation-date>
    <dc:date>2014-10-17T07:03:51.981000000</dc:date>
    <meta:editing-duration>PT2H25M51S</meta:editing-duration>
    <meta:editing-cycles>7</meta:editing-cycles>
    <meta:generator>LibreOffice/4.1.3.2$Windows_x86 LibreOffice_project/70feb7d99726f064edab4605a8ab840c50ec57a</meta:generator>
    <meta:document-statistic meta:table-count="1" meta:image-count="0" meta:object-count="0" meta:page-count="2" meta:paragraph-count="111" meta:word-count="409" meta:character-count="2035" meta:non-whitespace-character-count="1734"/>
  </office:meta>
</office:document-meta>
</file>